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9bce" officeooo:paragraph-rsid="00139bce"/>
    </style:style>
    <style:style style:name="P2" style:family="paragraph" style:parent-style-name="Standard">
      <style:text-properties officeooo:rsid="0013e564" officeooo:paragraph-rsid="0013e564"/>
    </style:style>
    <style:style style:name="P3" style:family="paragraph" style:parent-style-name="Standard">
      <style:text-properties officeooo:rsid="0014c5c8" officeooo:paragraph-rsid="0014c5c8"/>
    </style:style>
    <style:style style:name="P4" style:family="paragraph" style:parent-style-name="Standard">
      <style:text-properties officeooo:rsid="00151c30" officeooo:paragraph-rsid="00151c30"/>
    </style:style>
    <style:style style:name="P5" style:family="paragraph" style:parent-style-name="Standard">
      <style:text-properties officeooo:rsid="00152c57" officeooo:paragraph-rsid="00152c57"/>
    </style:style>
    <style:style style:name="P6" style:family="paragraph" style:parent-style-name="Standard">
      <style:text-properties officeooo:rsid="001695c9" officeooo:paragraph-rsid="001695c9"/>
    </style:style>
    <style:style style:name="P7" style:family="paragraph" style:parent-style-name="Standard">
      <style:text-properties officeooo:rsid="001806be" officeooo:paragraph-rsid="001806be"/>
    </style:style>
    <style:style style:name="P8" style:family="paragraph" style:parent-style-name="Standard">
      <style:text-properties officeooo:rsid="00193c16" officeooo:paragraph-rsid="00193c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Sesion 3</text:p>
      <text:p text:style-name="P1"><text:s/></text:p>
      <text:p text:style-name="P1">Percibir las ideas a partir de los marcos de referencia que influenciaran a como se ve el problema. Los tres tipos de creatividad y el juego de los circulos. Tomar oportunidades para renovarlas. Vimos un par de detección de oportunidades nacidas en jerez con un equipo de filosofos. La importancia de la pregunta, que focaliza el problema. ¿Cómo se aprende? Se aprende por bloques, chunks of knowledge. Estos bloques se enganchan y se repiten para ir encajando ese conocimiento. </text:p>
      <text:p text:style-name="P1"/>
      <text:p text:style-name="P1">Memoria Sesión 4</text:p>
      <text:p text:style-name="P1">Se toma un tiempo para la relajación que es importante para la percepcion de las ideas y la generación de ideas a través de la creatividad. Dentro de la herramienta de crealab, se trabaja ahora el módulo de la comprensión del problema. El output de este módulo es un modelo de gestión del conocimiento. </text:p>
      <text:p text:style-name="P1"/>
      <text:p text:style-name="P2">Comprender en el modelo Crealab.</text:p>
      <text:p text:style-name="P3">Siguiendo los pasos de los artistas, para entender primero un problema, hay que sumergirse en ese problema. No obstante, hay que saber también desconectar y no sentirse absorbido por el tema. </text:p>
      <text:p text:style-name="P4">Es importante hablar y escuchar para conocer a fondo el tema. Para conocer es fundamental ser capaz establecer relaciones entre los diferentes conceptos que relacionan al problema.</text:p>
      <text:p text:style-name="P4"/>
      <text:p text:style-name="P5">Aprender se basa en adoptar experiencias. Estas son “algo de lo uqe se sale transformado”</text:p>
      <text:p text:style-name="P5"/>
      <text:p text:style-name="P6">Herramientas para la comprensión de los problemas</text:p>
      <text:p text:style-name="P7"/>
      <text:p text:style-name="P7">Importante que las patentes están abiertas al publico para su lectura. Para su realización como explotación hay que entrar en contacto con el inventor</text:p>
      <text:p text:style-name="P6"/>
      <text:p text:style-name="P7">Primero hay que tener una inmersión</text:p>
      <text:p text:style-name="P7"/>
      <text:p text:style-name="P7">Si un marco mental no lleva (dentro de los limites del espacio de búsqueda inicial que sea demasiado restringido) hacia un punto correcto hay que cambiar de marco. Este cambio de marco ayuda a poder obtener nuevas soluciones creativas. Para obtener soluciones disruptivas, hay que pensar fuera del marco convencional.</text:p>
      <text:p text:style-name="P7"/>
      <text:p text:style-name="P7">Las imágenes hablan mejor que las palabras. Para comunicar ideas y entender el problema hay que encontrar imágenes que describan el problema.</text:p>
      <text:p text:style-name="P7"/>
      <text:p text:style-name="P8">Herramientas para la representación del conocimiento.</text:p>
      <text:p text:style-name="P8">En la pregunta que se haga es muy importante la acotación del problem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4T16:44:10.524549158</meta:creation-date>
    <dc:date>2022-11-14T20:42:40.982275322</dc:date>
    <meta:editing-duration>PT1H28M59S</meta:editing-duration>
    <meta:editing-cycles>1</meta:editing-cycles>
    <meta:document-statistic meta:table-count="0" meta:image-count="0" meta:object-count="0" meta:page-count="1" meta:paragraph-count="16" meta:word-count="345" meta:character-count="2124" meta:non-whitespace-character-count="1790"/>
    <meta:generator>LibreOffice/6.4.7.2$Linux_X86_64 LibreOffice_project/40$Build-2</meta:generator>
  </office:meta>
</office:document-meta>
</file>